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13563" officeooo:paragraph-rsid="00108e9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6047e" officeooo:paragraph-rsid="00108e9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108e95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Arial" officeooo:rsid="00145829" officeooo:paragraph-rsid="00108e95"/>
    </style:style>
    <style:style style:name="P5" style:family="paragraph" style:parent-style-name="Standard">
      <style:text-properties style:font-name="Arial" officeooo:rsid="00145829" officeooo:paragraph-rsid="00108e95" fo:background-color="#ffd7d7"/>
    </style:style>
    <style:style style:name="P6" style:family="paragraph" style:parent-style-name="Standard">
      <style:text-properties style:font-name="Arial" officeooo:rsid="0016047e" officeooo:paragraph-rsid="00108e95" fo:background-color="#ffd7d7"/>
    </style:style>
    <style:style style:name="P7" style:family="paragraph" style:parent-style-name="Standard">
      <style:text-properties style:font-name="Arial" officeooo:rsid="0015bf4e" officeooo:paragraph-rsid="00108e95"/>
    </style:style>
    <style:style style:name="P8" style:family="paragraph" style:parent-style-name="Standard">
      <style:text-properties style:font-name="Arial" officeooo:rsid="0015bf4e" officeooo:paragraph-rsid="00108e95" fo:background-color="#ffffa6"/>
    </style:style>
    <style:style style:name="P9" style:family="paragraph" style:parent-style-name="Standard">
      <style:text-properties style:font-name="Arial" officeooo:rsid="0015bf4e" officeooo:paragraph-rsid="001226f2" fo:background-color="#ffffa6"/>
    </style:style>
    <style:style style:name="P10" style:family="paragraph" style:parent-style-name="Standard">
      <style:text-properties style:font-name="Arial" officeooo:rsid="002c194c" officeooo:paragraph-rsid="00108e95"/>
    </style:style>
    <style:style style:name="P11" style:family="paragraph" style:parent-style-name="Standard">
      <style:text-properties style:font-name="Arial" officeooo:rsid="0016bd0f" officeooo:paragraph-rsid="00108e95"/>
    </style:style>
    <style:style style:name="P12" style:family="paragraph" style:parent-style-name="Standard">
      <style:text-properties style:font-name="Arial" officeooo:rsid="0016047e" officeooo:paragraph-rsid="00108e95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13563" officeooo:paragraph-rsid="00108e9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16bd0f" officeooo:paragraph-rsid="00108e9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08e95" officeooo:paragraph-rsid="00108e9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226f2" officeooo:paragraph-rsid="001226f2" style:font-weight-asian="normal" style:font-weight-complex="normal"/>
    </style:style>
    <style:style style:name="P17" style:family="paragraph" style:parent-style-name="Standard">
      <style:text-properties style:font-name="arial" officeooo:rsid="0015bf4e" officeooo:paragraph-rsid="00108e95" fo:background-color="#ffffa6"/>
    </style:style>
    <style:style style:name="P18" style:family="paragraph" style:parent-style-name="Standard">
      <style:text-properties style:font-name="arial" officeooo:rsid="0015bf4e" officeooo:paragraph-rsid="001226f2" fo:background-color="#ffffa6"/>
    </style:style>
    <style:style style:name="P19" style:family="paragraph" style:parent-style-name="Standard">
      <style:text-properties style:font-name="arial" officeooo:rsid="00108e95" officeooo:paragraph-rsid="00108e95" fo:background-color="#ffffa6"/>
    </style:style>
    <style:style style:name="P20" style:family="paragraph" style:parent-style-name="Standard">
      <style:text-properties style:font-name="arial" officeooo:rsid="0016047e" officeooo:paragraph-rsid="00108e95"/>
    </style:style>
    <style:style style:name="P21" style:family="paragraph" style:parent-style-name="Standard">
      <style:text-properties style:font-name="arial" officeooo:paragraph-rsid="00108e95"/>
    </style:style>
    <style:style style:name="P22" style:family="paragraph" style:parent-style-name="Standard">
      <style:text-properties style:font-name="arial" officeooo:rsid="00108e95" officeooo:paragraph-rsid="00108e95"/>
    </style:style>
    <style:style style:name="P23" style:family="paragraph" style:parent-style-name="Standard">
      <style:paragraph-properties fo:break-before="page"/>
      <style:text-properties style:font-name="Arial" fo:font-weight="bold" officeooo:rsid="00145829" officeooo:paragraph-rsid="00108e95" style:font-weight-asian="bold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Arial" fo:font-weight="bold" officeooo:rsid="00108e95" officeooo:paragraph-rsid="00108e95" style:font-weight-asian="bold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Arial" fo:font-weight="bold" officeooo:rsid="001226f2" officeooo:paragraph-rsid="001226f2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145829" officeooo:paragraph-rsid="0018778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108e95" officeooo:paragraph-rsid="00108e9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1c38b8" officeooo:paragraph-rsid="001967e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officeooo:rsid="001b5a95" officeooo:paragraph-rsid="001b5a9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normal" officeooo:rsid="001226f2" officeooo:paragraph-rsid="001226f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1c0ded" officeooo:paragraph-rsid="001c0ded" style:font-weight-asian="normal" style:font-weight-complex="normal"/>
    </style:style>
    <style:style style:name="P32" style:family="paragraph" style:parent-style-name="Standard">
      <style:text-properties style:font-name="Arial" fo:font-weight="bold" officeooo:rsid="0009bbdd" officeooo:paragraph-rsid="0018778a" style:font-weight-asian="bold" style:font-weight-complex="bold"/>
    </style:style>
    <style:style style:name="P33" style:family="paragraph" style:parent-style-name="Standard">
      <style:text-properties style:font-name="Arial" fo:font-weight="bold" officeooo:rsid="00136da5" officeooo:paragraph-rsid="0018778a" style:font-weight-asian="bold" style:font-weight-complex="bold"/>
    </style:style>
    <style:style style:name="P34" style:family="paragraph" style:parent-style-name="Standard">
      <style:text-properties style:font-name="Arial" officeooo:rsid="0009bbdd" officeooo:paragraph-rsid="0018778a"/>
    </style:style>
    <style:style style:name="P35" style:family="paragraph" style:parent-style-name="Standard">
      <style:text-properties style:font-name="Arial" officeooo:rsid="002e6bf8" officeooo:paragraph-rsid="0018778a"/>
    </style:style>
    <style:style style:name="P36" style:family="paragraph" style:parent-style-name="Standard">
      <style:text-properties style:font-name="Arial" officeooo:rsid="00113563" officeooo:paragraph-rsid="0018778a"/>
    </style:style>
    <style:style style:name="P37" style:family="paragraph" style:parent-style-name="Standard">
      <style:text-properties style:font-name="Arial" officeooo:rsid="00136da5" officeooo:paragraph-rsid="0018778a"/>
    </style:style>
    <style:style style:name="P38" style:family="paragraph" style:parent-style-name="Standard">
      <style:text-properties style:font-name="Arial" officeooo:rsid="00145829" officeooo:paragraph-rsid="0018778a"/>
    </style:style>
    <style:style style:name="P39" style:family="paragraph" style:parent-style-name="Standard">
      <style:text-properties style:font-name="Arial" officeooo:rsid="00179cd6" officeooo:paragraph-rsid="001967e7"/>
    </style:style>
    <style:style style:name="P40" style:family="paragraph" style:parent-style-name="Standard">
      <style:text-properties style:font-name="Arial" officeooo:rsid="00187b51" officeooo:paragraph-rsid="001967e7"/>
    </style:style>
    <style:style style:name="P41" style:family="paragraph" style:parent-style-name="Standard">
      <style:paragraph-properties fo:break-before="page"/>
      <style:text-properties style:font-name="Arial" fo:font-weight="bold" officeooo:rsid="002a5544" officeooo:paragraph-rsid="001967e7" style:font-weight-asian="bold" style:font-weight-complex="bold"/>
    </style:style>
    <style:style style:name="P42" style:family="paragraph">
      <style:paragraph-properties fo:text-align="center"/>
    </style:style>
    <style:style style:name="P43" style:family="paragraph">
      <style:paragraph-properties fo:text-align="center" style:writing-mode="lr-tb"/>
      <style:text-properties fo:font-size="12pt"/>
    </style:style>
    <style:style style:name="P44" style:family="paragraph">
      <style:paragraph-properties fo:text-align="end" style:writing-mode="lr-tb"/>
      <style:text-properties fo:font-size="12pt"/>
    </style:style>
    <style:style style:name="P45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46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47" style:family="paragraph">
      <style:paragraph-properties fo:text-align="end" style:writing-mode="lr-tb"/>
      <style:text-properties fo:font-size="10.5pt" style:font-size-asian="10.5pt" style:font-size-complex="10.5pt"/>
    </style:style>
    <style:style style:name="P48" style:family="paragraph">
      <loext:graphic-properties draw:fill="solid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49" style:family="paragraph">
      <style:paragraph-properties fo:text-align="center"/>
      <style:text-properties fo:font-size="12pt"/>
    </style:style>
    <style:style style:name="T1" style:family="text">
      <style:text-properties officeooo:rsid="00163bad"/>
    </style:style>
    <style:style style:name="T2" style:family="text">
      <style:text-properties officeooo:rsid="0034a180"/>
    </style:style>
    <style:style style:name="T3" style:family="text">
      <style:text-properties officeooo:rsid="00108e9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bd0f" style:font-weight-asian="normal" style:font-weight-complex="normal"/>
    </style:style>
    <style:style style:name="T6" style:family="text">
      <style:text-properties officeooo:rsid="0016bd0f"/>
    </style:style>
    <style:style style:name="T7" style:family="text">
      <style:text-properties officeooo:rsid="00163bb7"/>
    </style:style>
    <style:style style:name="T8" style:family="text">
      <style:text-properties officeooo:rsid="0016047e"/>
    </style:style>
    <style:style style:name="T9" style:family="text">
      <style:text-properties officeooo:rsid="0015bf4e" fo:background-color="#ffffa6" loext:char-shading-value="0"/>
    </style:style>
    <style:style style:name="T10" style:family="text">
      <style:text-properties officeooo:rsid="0016bd0f" fo:background-color="#ffffa6" loext:char-shading-value="0"/>
    </style:style>
    <style:style style:name="T11" style:family="text">
      <style:text-properties officeooo:rsid="002897ff" fo:background-color="#ffffa6" loext:char-shading-value="0"/>
    </style:style>
    <style:style style:name="T12" style:family="text">
      <style:text-properties officeooo:rsid="00145829"/>
    </style:style>
    <style:style style:name="T13" style:family="text">
      <style:text-properties officeooo:rsid="0015bf4e"/>
    </style:style>
    <style:style style:name="T14" style:family="text">
      <style:text-properties officeooo:rsid="002897ff"/>
    </style:style>
    <style:style style:name="T15" style:family="text">
      <style:text-properties officeooo:rsid="001226f2"/>
    </style:style>
    <style:style style:name="T16" style:family="text">
      <style:text-properties officeooo:rsid="00128e18"/>
    </style:style>
    <style:style style:name="T17" style:family="text">
      <style:text-properties officeooo:rsid="0012a18c"/>
    </style:style>
    <style:style style:name="T18" style:family="text">
      <style:text-properties officeooo:rsid="002e6bf8"/>
    </style:style>
    <style:style style:name="T19" style:family="text">
      <style:text-properties officeooo:rsid="00113563"/>
    </style:style>
    <style:style style:name="T20" style:family="text">
      <style:text-properties officeooo:rsid="0030f8fe"/>
    </style:style>
    <style:style style:name="T21" style:family="text">
      <style:text-properties officeooo:rsid="0018778a"/>
    </style:style>
    <style:style style:name="T22" style:family="text">
      <style:text-properties officeooo:rsid="001d8976"/>
    </style:style>
    <style:style style:name="T23" style:family="text">
      <style:text-properties officeooo:rsid="00179cd6"/>
    </style:style>
    <style:style style:name="T24" style:family="text">
      <style:text-properties officeooo:rsid="001950d4"/>
    </style:style>
    <style:style style:name="T25" style:family="text">
      <style:text-properties officeooo:rsid="001c0ded"/>
    </style:style>
    <style:style style:name="T26" style:family="text">
      <style:text-properties fo:font-size="10.5pt" style:font-size-asian="10.5pt" style:font-size-complex="10.5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7pt" style:font-size-asian="7pt" style:font-size-complex="7pt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252cm" fo:min-width="3.501cm" style:run-through="foreground"/>
      <style:paragraph-properties style:writing-mode="lr-tb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1.252cm" fo:min-width="3.503cm" style:run-through="foreground"/>
      <style:paragraph-properties style:writing-mode="lr-tb"/>
    </style:style>
    <style:style style:name="gr6" style:family="graphic">
      <style:graphic-properties svg:stroke-color="#000000" draw:textarea-horizontal-align="center" draw:textarea-vertical-align="middle" style:run-through="foreground"/>
    </style:style>
    <style:style style:name="gr7" style:family="graphic">
      <style:graphic-properties svg:stroke-color="#000000" draw:fill="solid" draw:fill-color="#ffffff" draw:textarea-horizontal-align="justify" draw:textarea-vertical-align="middle" draw:auto-grow-height="false" fo:min-height="1.247cm" fo:min-width="3.653cm" style:run-through="foreground"/>
      <style:paragraph-properties style:writing-mode="lr-tb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1.247cm" fo:min-width="3.651cm" style:run-through="foreground"/>
      <style:paragraph-properties style:writing-mode="lr-tb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1.245cm" fo:min-width="3.651cm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202</text:span><text:span text:style-name="T3">4</text:span><text:span text:style-name="T1"> </text:span><text:span text:style-name="T3">Spring</text:span><text:span text:style-name="T1"> <text:s/></text:span>CPSC 240 <text:s/><text:span text:style-name="T2">Assignment </text:span><text:span text:style-name="T17">4</text:span></text:p>
      <text:p text:style-name="P1">Non-deterministic Random Numbers</text:p>
      <text:p text:style-name="P13"/>
      <text:p text:style-name="P13"/>
      <text:p text:style-name="P13"/>
      <text:p text:style-name="P32">Goal<text:span text:style-name="T18">s</text:span></text:p>
      <text:p text:style-name="P34"/>
      <text:p text:style-name="P35">Make an assembly program that <text:span text:style-name="T19">provides real experience in the following:</text:span></text:p>
      <text:p text:style-name="P35"/>
      <text:p text:style-name="P35"><text:tab/><text:span text:style-name="T19">How to obtain 64-bit random numbers without a “seed”.</text:span></text:p>
      <text:p text:style-name="P35"><text:tab/><text:span text:style-name="T19">How to input string data that may contain while space.</text:span></text:p>
      <text:p text:style-name="P35"><text:tab/><text:span text:style-name="T21">How to scale random numbers to stay within a fixed range</text:span></text:p>
      <text:p text:style-name="P36"/>
      <text:p text:style-name="P34"/>
      <text:p text:style-name="P34"/>
      <text:p text:style-name="P33">Purpose</text:p>
      <text:p text:style-name="P37"/>
      <text:p text:style-name="P37">This program will generate up to 100 random number using the non-deterministic random number generator found inside of modern X86 microprocessors. <text:s text:c="2"/><text:span text:style-name="T12">Initially random numbers are generated that extend throughout the entire space of all 64-bit IEEE754 numbers.</text:span></text:p>
      <text:p text:style-name="P37"/>
      <text:p text:style-name="P38">Later the random numbers are restricted to the interval 1.0 &lt;= Number &lt; 2.0 or even intervals such as 1.0 &lt;= number &lt; M, where <text:span text:style-name="T20">M</text:span> is a predetermined fixed upper limit..</text:p>
      <text:p text:style-name="P38"/>
      <text:p text:style-name="P26"/>
      <text:p text:style-name="P23">Sample dialog</text:p>
      <text:p text:style-name="P4"/>
      <text:p text:style-name="P5">Welcome to Random Products, LLC.</text:p>
      <text:p text:style-name="P5">This software is maintained by Alfred Fin<text:span text:style-name="T16">k</text:span>elstein</text:p>
      <text:p text:style-name="P4">Please enter your name: Sam Friedrickson</text:p>
      <text:p text:style-name="P4">Please enter your title (Mr,Ms,Sargent,Chief,Project Leader,etc): Freshman</text:p>
      <text:p text:style-name="P4">Nice to meet you Freshman Sam Freidrickson</text:p>
      <text:p text:style-name="P4"/>
      <text:p text:style-name="P4">This program will generate 64-bit IEEE float numbers.</text:p>
      <text:p text:style-name="P4">How many numbers do you want. <text:s/>Today’s limit is 100 per customer. <text:s/>6</text:p>
      <text:p text:style-name="P7">Your numbers have been stored in an array. <text:s/>Here is that array.</text:p>
      <text:p text:style-name="P7"/>
      <text:p text:style-name="P8">IEEE754<text:tab/><text:tab/><text:tab/>Scientific Decimal</text:p>
      <text:p text:style-name="P8">0x4095E4679BA82230<text:tab/>1.456234286364e+02</text:p>
      <text:p text:style-name="P8">0x3FFF566589AA7BB0<text:tab/>3.525345676748e+01</text:p>
      <text:p text:style-name="P8">0x3439CCCC878790FF<text:tab/>7.562123455666e-04</text:p>
      <text:p text:style-name="P8">0xCCF256904232424B<text:tab/>-5.932435276577e+13</text:p>
      <text:p text:style-name="P8">0X8049234245AAC7FF<text:tab/><text:span text:style-name="T8">5.6847467464011e+106</text:span></text:p>
      <text:p text:style-name="P8">0xD45B98234E34D459<text:tab/>-8.234253426624e+09</text:p>
      <text:p text:style-name="P7"/>
      <text:p text:style-name="P10">The array will now be normalized to the range 1.0 to 2.0 <text:s/><text:span text:style-name="T6">Here is the normalized array</text:span></text:p>
      <text:p text:style-name="P11"/>
      <text:p text:style-name="P8">IEEE754<text:tab/><text:tab/><text:tab/>Scientific Decimal</text:p>
      <text:p text:style-name="P8">0X3FF9234245AAC7FF<text:tab/><text:span text:style-name="T6">1</text:span><text:span text:style-name="T8">.</text:span><text:span text:style-name="T6">5</text:span><text:span text:style-name="T8">84746746401e+</text:span><text:span text:style-name="T6">0</text:span></text:p>
      <text:p text:style-name="P8">0x3FF256904232424B<text:tab/><text:span text:style-name="T6">1</text:span>.<text:span text:style-name="T6">2</text:span>32435276577e+<text:span text:style-name="T6">0</text:span></text:p>
      <text:p text:style-name="P8">0x3FFB98234E34D459<text:tab/><text:span text:style-name="T6">1</text:span>.562123455666e-0</text:p>
      <text:p text:style-name="P8">0x3FFF566589AA7BB0<text:tab/><text:span text:style-name="T6">1</text:span>.<text:span text:style-name="T6">3</text:span>25345676748e+0</text:p>
      <text:p text:style-name="P17">0x3FF5E4679BA82230<text:tab/>1.456234286364e+0</text:p>
      <text:p text:style-name="P21"><text:span text:style-name="T9">0x3FF9CCCC878790FF<text:tab/></text:span><text:span text:style-name="T10">1</text:span><text:span text:style-name="T9">.</text:span><text:span text:style-name="T11">074321245235e</text:span><text:span text:style-name="T9">-0</text:span></text:p>
      <text:p text:style-name="P20"/>
      <text:p text:style-name="P22">The array will <text:span text:style-name="T15">now </text:span>be sorted</text:p>
      <text:p text:style-name="P22"/>
      <text:p text:style-name="P8">IEEE754<text:tab/><text:tab/><text:tab/>Scientific Decimal</text:p>
      <text:p text:style-name="P19"><text:span text:style-name="T13">0x3FF9CCCC878790FF<text:tab/></text:span><text:span text:style-name="T6">1</text:span><text:span text:style-name="T13">.</text:span><text:span text:style-name="T14">074321245235e</text:span><text:span text:style-name="T13">-0</text:span></text:p>
      <text:p text:style-name="P9">0x3FF256904232424B<text:tab/><text:span text:style-name="T6">1</text:span>.<text:span text:style-name="T6">2</text:span>32435276577e+<text:span text:style-name="T6">0</text:span></text:p>
      <text:p text:style-name="P9">0x3FFF566589AA7BB0<text:tab/><text:span text:style-name="T6">1</text:span>.<text:span text:style-name="T6">3</text:span>25345676748e+0</text:p>
      <text:p text:style-name="P18">0x3FF5E4679BA82230<text:tab/>1.456234286364e+0</text:p>
      <text:p text:style-name="P9">0x3FFB98234E34D459<text:tab/><text:span text:style-name="T6">1</text:span>.562123455666e-0</text:p>
      <text:p text:style-name="P8">0X3FF9234245AAC7FF<text:tab/><text:span text:style-name="T6">1</text:span><text:span text:style-name="T8">.</text:span><text:span text:style-name="T6">5</text:span><text:span text:style-name="T8">84746746401e+</text:span><text:span text:style-name="T6">0</text:span></text:p>
      <text:p text:style-name="P20"/>
      <text:p text:style-name="P12">Good bye Freshman. <text:s/>You are welcome any time.</text:p>
      <text:p text:style-name="P12"/>
      <text:p text:style-name="P6">Oh, Sam <text:span text:style-name="T12">Freidrickson. <text:s/></text:span>We hope you enjoyed your arrays. <text:s/>Do come again.</text:p>
      <text:p text:style-name="P6">A zero will be returned to the <text:span text:style-name="T7">operating system.</text:span></text:p>
      <text:p text:style-name="P12"/>
      <text:p text:style-name="P2"><text:span text:style-name="T4">//</text:span><text:span text:style-name="T5">End of dialog</text:span></text:p>
      <text:p text:style-name="P14"/>
      <text:p text:style-name="P24"><text:span text:style-name="T6">C</text:span>alling diagram</text:p>
      <text:p text:style-name="P15"><draw:g text:anchor-type="paragraph" draw:z-index="0" draw:name="Shape1" draw:style-name="gr1"><draw:line draw:name="Vertical line 5_1" draw:style-name="gr2" draw:text-style-name="P42" svg:x1="8.781cm" svg:y1="3.6cm" svg:x2="8.781cm" svg:y2="4.101cm"><text:p/></draw:line><draw:g draw:style-name="gr3"><draw:custom-shape draw:name="Shape 1_1" draw:style-name="gr4" draw:text-style-name="P45" svg:width="3.502cm" svg:height="1.253cm" svg:x="7.19cm" svg:y="0.046cm"><text:p text:style-name="P43"><text:span text:style-name="T26">main</text:span></text:p><text:p text:style-name="P44"><text:span text:style-name="T27">C or C++</text:span></text:p><draw:enhanced-geometry svg:viewBox="0 0 21600 21600" draw:type="rectangle" draw:enhanced-path="M 0 0 L 21600 0 21600 21600 0 21600 0 0 Z N"/></draw:custom-shape><draw:custom-shape draw:name="Shape 2_1" draw:style-name="gr4" draw:text-style-name="P45" svg:width="3.502cm" svg:height="1.253cm" svg:x="7.19cm" svg:y="2.298cm"><text:p text:style-name="P43"><text:span text:style-name="T28"/></text:p><text:p text:style-name="P43"><text:span text:style-name="T26">executive</text:span></text:p><text:p text:style-name="P43"><text:span text:style-name="T29"/></text:p><text:p text:style-name="P44"><text:span text:style-name="T30">X86</text:span></text:p><draw:enhanced-geometry svg:viewBox="0 0 21600 21600" draw:type="rectangle" draw:enhanced-path="M 0 0 L 21600 0 21600 21600 0 21600 0 0 Z N"/></draw:custom-shape><draw:custom-shape draw:name="Shape 4_1" draw:style-name="gr5" draw:text-style-name="P48" svg:width="3.504cm" svg:height="1.253cm" svg:x="5.188cm" svg:y="4.549cm"><text:p text:style-name="P46"><text:span text:style-name="T30"/></text:p><text:p text:style-name="P46"><text:span text:style-name="T26">sort</text:span></text:p><text:p text:style-name="P47"><text:span text:style-name="T29"/></text:p><text:p text:style-name="P47"><text:span text:style-name="T30">Any language <text:s/></text:span></text:p><draw:enhanced-geometry svg:viewBox="0 0 21600 21600" draw:type="rectangle" draw:enhanced-path="M 0 0 L 21600 0 21600 21600 0 21600 0 0 Z N"/></draw:custom-shape><draw:custom-shape draw:name="Shape 5_1" draw:style-name="gr4" draw:text-style-name="P45" svg:width="3.502cm" svg:height="1.253cm" svg:x="13.134cm" svg:y="4.549cm"><text:p text:style-name="P43"><text:span text:style-name="T26">show_array</text:span></text:p><text:p text:style-name="P44"><text:span text:style-name="T30">X86</text:span></text:p><draw:enhanced-geometry svg:viewBox="0 0 21600 21600" draw:type="rectangle" draw:enhanced-path="M 0 0 L 21600 0 21600 21600 0 21600 0 0 Z N"/></draw:custom-shape><draw:line draw:name="Vertical line 2_1" draw:style-name="gr2" draw:text-style-name="P49" svg:x1="8.937cm" svg:y1="1.299cm" svg:x2="8.937cm" svg:y2="2.297cm"><text:p/></draw:line><draw:line draw:name="Horizontal line 1_1" draw:style-name="gr6" draw:text-style-name="P49" svg:x1="3.461cm" svg:y1="4.056cm" svg:x2="14.838cm" svg:y2="4.056cm"><text:p/></draw:line><draw:line draw:name="Vertical line 3_1" draw:style-name="gr2" draw:text-style-name="P49" svg:x1="10.98cm" svg:y1="4.051cm" svg:x2="10.98cm" svg:y2="4.55cm"><text:p/></draw:line><draw:line draw:name="Vertical line 4_1" draw:style-name="gr2" draw:text-style-name="P49" svg:x1="6.854cm" svg:y1="4.051cm" svg:x2="6.854cm" svg:y2="4.55cm"><text:p/></draw:line><draw:custom-shape draw:name="Shape 6_1" draw:style-name="gr4" draw:text-style-name="P48" svg:width="3.502cm" svg:height="1.253cm" svg:x="12.689cm" svg:y="0.046cm"><text:p text:style-name="P46"><text:span text:style-name="T29"/></text:p><text:p text:style-name="P46"><text:span text:style-name="T26">r.sh</text:span></text:p><text:p text:style-name="P47"><text:span text:style-name="T30">Bash </text:span></text:p><draw:enhanced-geometry svg:viewBox="0 0 21600 21600" draw:type="rectangle" draw:enhanced-path="M 0 0 L 21600 0 21600 21600 0 21600 0 0 Z N"/></draw:custom-shape><draw:custom-shape draw:name="Shape 7_1" draw:style-name="gr7" draw:text-style-name="P45" svg:width="3.654cm" svg:height="1.248cm" svg:x="1.438cm" svg:y="6.752cm"><text:p text:style-name="P43"><text:span text:style-name="T29"/></text:p><text:p text:style-name="P43"><text:span text:style-name="T31">isnan</text:span></text:p><text:p text:style-name="P44"><text:span text:style-name="T30">X86</text:span></text:p><draw:enhanced-geometry svg:viewBox="0 0 21600 21600" draw:type="rectangle" draw:enhanced-path="M 0 0 L 21600 0 21600 21600 0 21600 0 0 Z N"/></draw:custom-shape><draw:line draw:name="Line 1_1" draw:style-name="gr2" draw:text-style-name="P49" svg:x1="3.316cm" svg:y1="5.803cm" svg:x2="3.342cm" svg:y2="6.782cm"><text:p/></draw:line><draw:custom-shape draw:name="Shape 7_0" draw:style-name="gr8" draw:text-style-name="P45" svg:width="3.652cm" svg:height="1.248cm" svg:x="9.086cm" svg:y="4.461cm"><text:p text:style-name="P43"><text:span text:style-name="T29"/></text:p><text:p text:style-name="P43"><text:span text:style-name="T31">normalize_array</text:span></text:p><text:p text:style-name="P44"><text:span text:style-name="T30">X86</text:span></text:p><draw:enhanced-geometry svg:viewBox="0 0 21600 21600" draw:type="rectangle" draw:enhanced-path="M 0 0 L 21600 0 21600 21600 0 21600 0 0 Z N"/></draw:custom-shape><draw:line draw:name="Vertical line 4_0" draw:style-name="gr2" draw:text-style-name="P49" svg:x1="3.46cm" svg:y1="4.051cm" svg:x2="3.46cm" svg:y2="4.55cm"><text:p/></draw:line><draw:line draw:name="Vertical line 4_2" draw:style-name="gr2" draw:text-style-name="P49" svg:x1="14.837cm" svg:y1="4.051cm" svg:x2="14.837cm" svg:y2="4.55cm"><text:p/></draw:line><draw:custom-shape draw:name="Shape 7_2" draw:style-name="gr9" draw:text-style-name="P45" svg:width="3.652cm" svg:height="1.246cm" svg:x="1.307cm" svg:y="4.54cm"><text:p text:style-name="P43"><text:span text:style-name="T29"/></text:p><text:p text:style-name="P43"><text:span text:style-name="T31">fill_random_array</text:span></text:p><text:p text:style-name="P44"><text:span text:style-name="T30">X86</text:span></text:p><draw:enhanced-geometry svg:viewBox="0 0 21600 21600" draw:type="rectangle" draw:enhanced-path="M 0 0 L 21600 0 21600 21600 0 21600 0 0 Z N"/></draw:custom-shape></draw:g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1">Some suggestions for building this program:</text:p>
      <text:p text:style-name="P39"/>
      <text:p text:style-name="P39">To display the number in hex use “0x%016lx”,0</text:p>
      <text:p text:style-name="P39"/>
      <text:p text:style-name="P39">To display the number in scientific decimal use “%18.13g”,0</text:p>
      <text:p text:style-name="P39">The integer 18 is the total width of the field in columns.</text:p>
      <text:p text:style-name="P39">The integer 13 is the precision number of digits.</text:p>
      <text:p text:style-name="P39">You may have to adjust 18 slightly upward or downward to obtain an aligned column</text:p>
      <text:p text:style-name="P40">Format g defaults to automatic right alignment within the field.</text:p>
      <text:p text:style-name="P40">To obtain left alignment within the field insert a hyphen as in <text:span text:style-name="T23">“%-18.13g”.</text:span></text:p>
      <text:p text:style-name="P40"/>
      <text:p text:style-name="P40">Declare your array for random numbers in bss with a fixed size of say 100. <text:s/>You pick the fixed size. <text:s/>If a user enters a value greater than the array size <text:span text:style-name="T24">or a negative value, </text:span>then reject that value. <text:s/>You decide what to do when the inputted value is rejected.</text:p>
      <text:p text:style-name="P40"/>
      <text:p text:style-name="P28">The generator called rdrand produces random bits from nature not from an algorithm. <text:s/>Sometimes it produces a nan, which is an un-welcomed set of bits. <text:s/><text:span text:style-name="T22">These nans occur occasionally, but not frequently. <text:s/>When rdrand provides a number, that number needs to be checked to determine if is a nan. <text:s/>If it is a nan then discard it and get the next random number.</text:span></text:p>
      <text:p text:style-name="P15"/>
      <text:p text:style-name="P15"/>
      <text:p text:style-name="P15"/>
      <text:p text:style-name="P25">Conclusion</text:p>
      <text:p text:style-name="P16"/>
      <text:p text:style-name="P29">Due date April 14 @ 11:59pm <text:span text:style-name="T25">or perhaps the date will be cancelled.</text:span></text:p>
      <text:p text:style-name="P16"/>
      <text:p text:style-name="P16"/>
      <text:p text:style-name="P29">You know where to send it: <text:s text:c="3"/>holliday@fullerton.edu</text:p>
      <text:p text:style-name="P16"/>
      <text:p text:style-name="P16"/>
      <text:p text:style-name="P16"/>
      <text:p text:style-name="P29">A catastrophe may be looming. <text:s text:c="2"/>I have doubts that will be able to grade all three of the remaining assignments. <text:s/>There are simply too many to grade. <text:s/>At the present rate I will not finish all grading before the date set by the administration for the submission of course grades. <text:s/>Something will have to give way to a new plan. <text:s/><text:span text:style-name="T25">I enjoyed interacting with all of you this semester. <text:s text:c="2"/>This should have been a great semester. <text:s/>It sad that we will end it early.</text:span></text:p>
      <text:p text:style-name="P29"/>
      <text:p text:style-name="P31">Yes, there will be lectures and assignments to the end of the semester. <text:s/>There will simply be nothing for you to turn if.</text:p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5" meta:paragraph-count="62" meta:word-count="613" meta:character-count="4022" meta:non-whitespace-character-count="3431"/>
  </office:meta>
</office:document-meta>
</file>